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19-07-25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19-04-22 19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19-01-22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18-10-30 18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18-07-20 21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18-04-12 2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18-02-28 21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17-10-27 19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17-07-13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17-06-05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17-02-07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16-10-04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16-07-12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16-04-04 22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16-01-06 02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15-10-14 0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15-07-15 01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15-04-15 00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15-01-14 01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14-10-07 23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14-09-09 21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14-08-12 22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14-07-16 01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14-06-11 0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14-05-13 21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14-04-09 02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14-01-07 23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13-10-16 0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13-07-09 22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13-04-23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13-01-09 00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12-10-03 00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12-07-18 01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12-04-24 23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12-01-11 00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11-10-04 23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11-07-06 23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11-04-06 22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11-01-11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10-12-07 22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10-10-12 23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10-09-15 23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10-08-18 21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10-07-21 0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10-06-29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10-06-02 20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10-04-20 00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10-03-18 00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10-01-14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09-10-07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09-07-29 22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09-04-22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09-01-14 0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08-10-09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08-07-15 22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08-04-16 0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08-01-09 19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07-10-16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07-07-09 23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07-04-09 23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07-01-22 23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06-10-10 23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06-09-12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06-07-11 2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06-04-04 2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06-01-11 18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05-10-21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05-10-11 23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05-09-21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05-07-06 2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05-04-13 17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05-01-13 18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04-10-07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04-07-19 21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04-04-20 21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04-01-13 2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03-10-20 22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03-07-31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03-07-16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03-04-14 22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03-01-15 20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02-10-15 23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02-09-17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02-07-17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02-04-17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02-01-17 0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01-09-20 02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01-07-19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01-05-10 2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01-03-08 01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01-01-11 21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00-11-15 2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00-09-15 20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00-08-28 22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00-06-27 00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00-05-10 02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00-03-09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2000-01-12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1999-11-09 2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1999-10-26 19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1999-09-17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1999-09-15 23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1999-08-11 02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1999-07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1999-06-09 20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1999-05-12 19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1999-04-07 19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1999-04-01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1999-03-17 19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1999-02-11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1999-01-15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1998-12-11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1998-05-06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49121240001</text:p>
          </table:table-cell>
          <table:table-cell office:value-type="string" calcext:value-type="string">
            <text:p>1996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06" meta:object-count="0"/>
    <meta:user-defined meta:name="AppVersion">3.0</meta:user-defined>
  </office:meta>
</office:document-meta>
</file>